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e7a" officeooo:paragraph-rsid="000b1e7a"/>
    </style:style>
    <style:style style:name="P2" style:family="paragraph" style:parent-style-name="Standard">
      <style:text-properties officeooo:paragraph-rsid="000b1e7a"/>
    </style:style>
    <style:style style:name="P3" style:family="paragraph" style:parent-style-name="Standard">
      <style:text-properties officeooo:rsid="000c3049" officeooo:paragraph-rsid="000c3049"/>
    </style:style>
    <style:style style:name="T1" style:family="text">
      <style:text-properties officeooo:rsid="000b1e7a"/>
    </style:style>
    <style:style style:name="T2" style:family="text">
      <style:text-properties fo:color="#00677c" fo:font-weight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0b1e7a" style:font-weight-asian="normal" style:font-weight-complex="normal"/>
    </style:style>
    <style:style style:name="T5" style:family="text">
      <style:text-properties fo:color="#000000" fo:font-weight="normal" officeooo:rsid="000c98db" style:font-weight-asian="normal" style:font-weight-complex="normal"/>
    </style:style>
    <style:style style:name="T6" style:family="text">
      <style:text-properties officeooo:rsid="000c3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калькулятор.</text:p>
      <text:p text:style-name="P1"/>
      <text:p text:style-name="P1">Структура:</text:p>
      <text:p text:style-name="P1">Приложение состоит из 3 частей:</text:p>
      <text:p text:style-name="P1"/>
      <text:p text:style-name="P1">CLI пользователя не вынесен в отдельный класс, реализован в файлах: main.cpp и main.h</text:p>
      <text:p text:style-name="P1"/>
      <text:p text:style-name="P1">Взаимодействие с файлами реализованно в классе FILEMANAGER, <text:span text:style-name="T6">класс </text:span>описан в файлах: filemanager.h и filemanager.cpp. Класс реализован как Singelton. </text:p>
      <text:p text:style-name="P1"/>
      <text:p text:style-name="P1">Строковый калькулятор реализован в классе CALC, в файлах: calc.cpp и calc.h. </text:p>
      <text:p text:style-name="P2"><text:span text:style-name="T1">Конструктор не реализован. В качестве входной функции изспользуется функция </text:span><text:span text:style-name="T2">analyze</text:span></text:p>
      <text:p text:style-name="P1"><text:s/>принимающая контейнер со списком команд.</text:p>
      <text:p text:style-name="P2"><text:span text:style-name="T1">Алгоритм, реализован <text:s/>функцией </text:span><text:span text:style-name="T2">calculation. </text:span></text:p>
      <text:p text:style-name="P2"><text:span text:style-name="T4"/></text:p>
      <text:p text:style-name="P3"><text:span text:style-name="T4">П</text:span><text:span text:style-name="T3">рограмма ожидает на вход, либо команду работы с файлами, либо список математичесских действий. Для </text:span><text:span text:style-name="T5">окончания ввода</text:span><text:span text:style-name="T3">, необходимо подать на вход пустую строку. </text:span></text:p>
      <text:p text:style-name="P3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8:08:53.447376077</meta:creation-date>
    <dc:date>2018-10-18T20:12:42.078539762</dc:date>
    <meta:editing-duration>PT1H43M28S</meta:editing-duration>
    <meta:editing-cycles>1</meta:editing-cycles>
    <meta:document-statistic meta:table-count="0" meta:image-count="0" meta:object-count="0" meta:page-count="1" meta:paragraph-count="10" meta:word-count="91" meta:character-count="700" meta:non-whitespace-character-count="613"/>
    <meta:generator>LibreOffice/6.0.3.2$Linux_X86_64 LibreOffice_project/00m0$Build-2</meta:generator>
  </office:meta>
</office:document-meta>
</file>